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KakuProN-W3" svg:font-family="HiraKakuProN-W3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use-window-font-color="true" style:text-outline="false" style:font-name="HiraKakuProN-W3" fo:font-size="12pt" fo:letter-spacing="normal" style:letter-kerning="false" style:font-name-asian="HiraKakuProN-W3" style:font-size-asian="12pt" style:font-name-complex="HiraKakuProN-W3" style:font-size-complex="12pt"/>
    </style:style>
    <style:style style:name="P2" style:family="paragraph" style:parent-style-name="Standard" style:list-style-name="">
      <style:paragraph-properties style:text-autospace="none"/>
    </style:style>
    <style:style style:name="T1" style:family="text">
      <style:text-properties style:use-window-font-color="true" style:text-outline="false" style:font-name="HiraKakuProN-W3" fo:font-size="12pt" fo:letter-spacing="normal" style:letter-kerning="false" style:font-name-asian="HiraKakuProN-W3" style:font-size-asian="12pt" style:font-name-complex="HiraKakuProN-W3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ポート番号</text:p>
      <text:p text:style-name="P1">httpでは、80番。httpsでは、443番。</text:p>
      <text:p text:style-name="P1">ネットワークのデータ通信を行うための道のようなもの。</text:p>
      <text:p text:style-name="P1"/>
      <text:p text:style-name="P1">ping</text:p>
      <text:p text:style-name="P1">送信先と宛先とでIP通信できているか確認することができる</text:p>
      <text:p text:style-name="P1">localhostの確認</text:p>
      <text:p text:style-name="P1">inatomi-kento-no-macbook:Documents furyukyoutsuu$ ping localhost</text:p>
      <text:p text:style-name="P1">PING localhost (127.0.0.1): 56 data bytes</text:p>
      <text:p text:style-name="P1">64 bytes from 127.0.0.1: icmp_seq=0 ttl=64 time=0.063 ms</text:p>
      <text:p text:style-name="P1">64 bytes from 127.0.0.1: icmp_seq=1 ttl=64 time=0.100 ms</text:p>
      <text:p text:style-name="P1">64 bytes from 127.0.0.1: icmp_seq=2 ttl=64 time=0.098 ms</text:p>
      <text:p text:style-name="P1"/>
      <text:p text:style-name="P1">Github.comの確認</text:p>
      <text:p text:style-name="P1">inatomi-kento-no-macbook:Documents furyukyoutsuu$ ping github.com</text:p>
      <text:p text:style-name="P1">PING github.com (192.30.252.131): 56 data bytes</text:p>
      <text:p text:style-name="P1">64 bytes from 192.30.252.131: icmp_seq=0 ttl=50 time=184.919 ms</text:p>
      <text:p text:style-name="P1">64 bytes from 192.30.252.131: icmp_seq=1 ttl=50 time=194.916 ms</text:p>
      <text:p text:style-name="P1">64 bytes from 192.30.252.131: icmp_seq=2 ttl=50 time=188.221 ms</text:p>
      <text:p text:style-name="P1"/>
      <text:p text:style-name="P1">サーバへの距離の違いによる通信時間やTTLに差があることが、はっきりとわかった。</text:p>
      <text:p text:style-name="P1"/>
      <text:p text:style-name="P1">traceroute</text:p>
      <text:p text:style-name="P1">pingに似たもので、ネットワーク経路をリストとして表示する。</text:p>
      <text:p text:style-name="P1"/>
      <text:p text:style-name="P1">Github.comの確認</text:p>
      <text:p text:style-name="P1">inatomi-kento-no-macbook:Documents furyukyoutsuu$ traceroute github.com</text:p>
      <text:p text:style-name="P1">traceroute to github.com (192.30.252.129), 64 hops max, 52 byte packets</text:p>
      <text:p text:style-name="P1"> 1  setup.netvolante.jp (192.168.1.1)  1.424 ms  0.842 ms  0.887 ms</text:p>
      <text:p text:style-name="P1"> 2  163.139.100.121 (163.139.100.121)  2.690 ms  3.040 ms  2.709 ms</text:p>
      <text:p text:style-name="P1"> 3  163.139.154.253 (163.139.154.253)  2.421 ms  2.769 ms  5.227 ms</text:p>
      <text:p text:style-name="P1"> 4  163.139.154.217 (163.139.154.217)  6.615 ms  5.705 ms  4.329 ms</text:p>
      <text:p text:style-name="P1"> 5  ae0.core2.doujima.vectant.ne.jp (163.139.129.74)  5.085 ms  5.030 ms  7.450 ms</text:p>
      <text:p text:style-name="P1"> 6  ae-9.a20.osakjp01.jp.ra.gin.ntt.net (61.200.82.117)  14.053 ms  15.934 ms  12.211 ms</text:p>
      <text:p text:style-name="P1"/>
      <text:p text:style-name="P1">どこを通過しているかわかり、また、複数の場所を通過していることがわかる。</text:p>
      <text:p text:style-name="P1"/>
      <text:p text:style-name="P1">ファイアウォール</text:p>
      <text:p text:style-name="P1">パケットフィルタリング型</text:p>
      <text:p text:style-name="P1">クライアント側がファイアウォールを通してサーバにアクセスする際に、</text:p>
      <text:p text:style-name="P1">アドレスを書き換えないで通信をする。</text:p>
      <text:p text:style-name="P1">また、NATを使用してアドレスを書き換えることで、通信相手のサーバから</text:p>
      <text:p text:style-name="P1">クライアントの存在を隠すことができる。</text:p>
      <text:p text:style-name="P1"><text:soft-page-break/></text:p>
      <text:p text:style-name="P1">プロキシ型</text:p>
      <text:p text:style-name="P1">クライアントからの要求を代理でファイアウォールがサーバにアクセスする、</text:p>
      <text:p text:style-name="P1">つまり、クライアントの存在をサーバから隠すことができる。</text:p>
      <text:p text:style-name="P2"><text:span text:style-name="T1">パケットフィルタリング型とは違い、アクセス制限などの細かい設定が可能である。</text:span></text:p>
      <text:p text:style-name="P2"><text:span text:style-name="T1"/></text:p>
      <text:p text:style-name="P2"><text:span text:style-name="T1">課題</text:span></text:p>
      <text:p text:style-name="P2"><text:span text:style-name="T1">1.IPアドレスを変更、または存在しないIPを指定</text:span></text:p>
      <text:p text:style-name="P2"><text:span text:style-name="T1">→hostが見つからないため</text:span></text:p>
      <text:p text:style-name="P2"><text:span text:style-name="T1">”ページを開けません”エラーが出る</text:span></text:p>
      <text:p text:style-name="P2"><text:span text:style-name="T1">2.ポート番号を変更させる</text:span></text:p>
      <text:p text:style-name="P2"><text:span text:style-name="T1">→apacheのポート番号の設定が違うため</text:span></text:p>
      <text:p text:style-name="P2"><text:span text:style-name="T1">”サーバに接続できません”エラーが出る</text:span></text:p>
      <text:p text:style-name="P2"><text:span text:style-name="T1">3.Webサーバを停止させる</text:span></text:p>
      <text:p text:style-name="P2"><text:span text:style-name="T1">→sudo apachectl stopで停止させる</text:span></text:p>
      <text:p text:style-name="P2"><text:span text:style-name="T1">”サーバに接続できません”エラーが出る</text:span></text:p>
      <text:p text:style-name="P2"><text:span text:style-name="T1">4.存在しないHTMLファイルを指定する</text:span></text:p>
      <text:p text:style-name="P2"><text:span text:style-name="T1">”Not Found”エラーが出る</text:span></text:p>
      <text:p text:style-name="P2"><text:span text:style-name="T1">5.ケーブルを抜く。スイッチの電源を切る</text:span></text:p>
      <text:p text:style-name="P2"><text:span text:style-name="T1">”ページを開けません”エラーが出る</text:span></text:p>
      <text:p text:style-name="P2"><text:span text:style-name="T1"/></text:p>
      <text:p text:style-name="P2"><text:span text:style-name="T1">これらのことから、エラーに違いがあることがわかった。</text:span></text:p>
      <text:p text:style-name="P2"><text:span text:style-name="T1">原因を特定するときのポイントとなると考えられる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iraKakuProN-W3" svg:font-family="HiraKakuProN-W3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6:44:30</meta:creation-date>
    <dc:date>2015-05-07T17:43:19</dc:date>
    <meta:editing-duration>PT50M24S</meta:editing-duration>
    <meta:editing-cycles>2</meta:editing-cycles>
    <meta:generator>LibreOffice/3.5$MacOSX_x86 LibreOffice_project/7e68ba2-a744ebf-1f241b7-c506db1-7d53735</meta:generator>
    <meta:document-statistic meta:table-count="0" meta:image-count="0" meta:object-count="0" meta:page-count="2" meta:paragraph-count="56" meta:word-count="473" meta:character-count="1921" meta:non-whitespace-character-count="1773"/>
  </office:meta>
</office:document-meta>
</file>